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_20__28_user_29_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GRAS DE VERIFICAÇÃO E ANÁLISE DE REQUISITOS</text:span></text:p>
      <text:p text:style-name="Standard_20__28_user_29_"><text:bookmark text:name="_GoBack"/></text:p>
      <text:p text:style-name="Standard_20__28_user_29_">Com o levantamento dos requisitos, sua especificação deve ser documentada de modo que sejam claros e sem ambiguidades, compreensíveis, consistentes, concisos e confiáveis. Para isso, deve-se seguir as seguintes regras:</text:p>
      <text:p text:style-name="Standard_20__28_user_29_"/>
      <text:p text:style-name="Standard_20__28_user_29_">1. Respeitar a hierarquia dos requisitos, estruturando-os no seu nível adequado.</text:p>
      <text:p text:style-name="Standard_20__28_user_29_">2. Novos requisitos obrigatóriamente precisam estar com atributos atualizados.</text:p>
      <text:p text:style-name="Standard_20__28_user_29_">3. Ser objetivo e detalhado de forma que seja possível verificar o requisito.</text:p>
      <text:p text:style-name="Standard_20__28_user_29_">4. Na descrição do requisito deve-se utilizar termos que ja foram utilizados, evitando a diversificação.</text:p>
      <text:p text:style-name="Standard_20__28_user_29_">5. Manter a consistência não causando conflito com o que já foi levantado.</text:p>
      <text:p text:style-name="Standard_20__28_user_29_">6. Tornar possível a modificação do requisito no futuro.</text:p>
      <text:p text:style-name="Standard_20__28_user_29_"/>
      <text:p text:style-name="Standard_20__28_user_29_">Cada requisito será identificado pelo nome e código da seguinte forma:</text:p>
      <text:p text:style-name="Standard_20__28_user_29_"/>
      <text:p text:style-name="Standard_20__28_user_29_">[RF000] Nome do requisito: descrição. Para requisitos funcionais.</text:p>
      <text:p text:style-name="Standard_20__28_user_29_">[RNF000] Requisito. Para requisitos não funciona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morim</meta:initial-creator>
    <dc:creator>João Henrique</dc:creator>
    <meta:editing-cycles>1</meta:editing-cycles>
    <meta:creation-date>2017-01-01T14:28:00</meta:creation-date>
    <dc:date>2019-05-12T02:41:00</dc:date>
    <meta:editing-duration>PT1M</meta:editing-duration>
    <meta:generator>LibreOffice/6.0.7.3$Linux_X86_64 LibreOffice_project/00m0$Build-3</meta:generator>
    <meta:document-statistic meta:table-count="0" meta:image-count="0" meta:object-count="0" meta:page-count="1" meta:paragraph-count="11" meta:word-count="132" meta:character-count="918" meta:non-whitespace-character-count="7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